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mons" svg:font-family="timmo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ontentsHeading" style:master-page-name="MPF0" style:family="paragraph">
      <style:paragraph-properties fo:break-before="page" fo:text-align="center" fo:margin-top="0in" fo:margin-bottom="0.0798in" fo:line-height="150%"/>
    </style:style>
    <style:style style:name="T5" style:parent-style-name="DefaultParagraphFont" style:family="text">
      <style:text-properties style:font-name="timmons" fo:font-size="25pt" style:font-size-asian="25pt" style:font-size-complex="22pt"/>
    </style:style>
    <style:style style:name="T6" style:parent-style-name="DefaultParagraphFont" style:family="text">
      <style:text-properties style:font-name="timmons" fo:font-size="30pt" style:font-size-asian="30pt" style:font-size-complex="22pt"/>
    </style:style>
    <style:style style:name="T7" style:parent-style-name="DefaultParagraphFont" style:family="text">
      <style:text-properties style:font-name="timmons" fo:font-size="30pt" style:font-size-asian="30pt" style:font-size-complex="22pt"/>
    </style:style>
    <style:style style:name="T8" style:parent-style-name="DefaultParagraphFont" style:family="text">
      <style:text-properties style:font-name="timmons" fo:font-size="30pt" style:font-size-asian="30pt" style:font-size-complex="22pt"/>
    </style:style>
    <style:style style:name="T9" style:parent-style-name="DefaultParagraphFont" style:family="text">
      <style:text-properties style:font-name="timmons" fo:font-size="25pt" style:font-size-asian="25pt" style:font-size-complex="22pt"/>
    </style:style>
    <style:style style:name="T10" style:parent-style-name="DefaultParagraphFont" style:family="text">
      <style:text-properties style:font-name="timmons" fo:font-size="32pt" style:font-size-asian="32pt"/>
    </style:style>
    <style:style style:name="T11" style:parent-style-name="DefaultParagraphFont" style:family="text">
      <style:text-properties style:font-name="timmons" fo:font-size="30pt" style:font-size-asian="30pt" style:font-size-complex="22pt"/>
    </style:style>
    <style:style style:name="T12" style:parent-style-name="DefaultParagraphFont" style:family="text">
      <style:text-properties style:font-name="timmons" fo:font-size="30pt" style:font-size-asian="30pt" style:font-size-complex="22pt"/>
    </style:style>
    <style:style style:name="T13" style:parent-style-name="DefaultParagraphFont" style:family="text">
      <style:text-properties style:font-name="timmons" fo:font-size="30pt" style:font-size-asian="30pt" style:font-size-complex="22pt"/>
    </style:style>
    <style:style style:name="T14" style:parent-style-name="DefaultParagraphFont" style:family="text">
      <style:text-properties style:font-name="timmons" fo:font-style="italic" style:font-style-asian="italic" fo:font-size="23pt" style:font-size-asian="23pt" style:font-size-complex="22pt"/>
    </style:style>
    <style:style style:name="T15" style:parent-style-name="DefaultParagraphFont" style:family="text">
      <style:text-properties style:font-name="timmons" fo:font-size="18pt" style:font-size-asian="18pt" style:font-size-complex="22pt"/>
    </style:style>
    <style:style style:name="T16" style:parent-style-name="DefaultParagraphFont" style:family="text">
      <style:text-properties style:font-name="timmons" fo:font-size="18pt" style:font-size-asian="18pt" style:font-size-complex="22pt"/>
    </style:style>
    <style:style style:name="T17" style:parent-style-name="DefaultParagraphFont" style:family="text">
      <style:text-properties style:font-name="timmons" fo:font-size="18pt" style:font-size-asian="18pt" style:font-size-complex="22pt"/>
    </style:style>
    <style:style style:name="P18" style:parent-style-name="ContentsHeading" style:family="paragraph">
      <style:paragraph-properties fo:text-align="center" fo:margin-top="0.4701in" fo:margin-bottom="0.0798in"/>
      <style:text-properties style:font-name="timmons" fo:font-size="24pt" style:font-size-asian="24pt"/>
    </style:style>
    <style:style style:name="P19" style:parent-style-name="ContentsHeading" style:family="paragraph">
      <style:paragraph-properties fo:text-align="center" fo:margin-top="0.4701in" fo:margin-bottom="0.0798in"/>
      <style:text-properties style:font-name="timmons" fo:font-size="15pt" style:font-size-asian="15pt" style:font-size-complex="15pt"/>
    </style:style>
    <style:style style:name="TableColumn21" style:family="table-column">
      <style:table-column-properties style:column-width="0.8333in" style:use-optimal-column-width="false"/>
    </style:style>
    <style:style style:name="TableColumn22" style:family="table-column">
      <style:table-column-properties style:column-width="2.968in" style:use-optimal-column-width="false"/>
    </style:style>
    <style:style style:name="TableColumn23" style:family="table-column">
      <style:table-column-properties style:column-width="3.3402in" style:use-optimal-column-width="false"/>
    </style:style>
    <style:style style:name="Table20" style:family="table">
      <style:table-properties style:width="7.1416in" fo:margin-left="0in" table:align="left"/>
    </style:style>
    <style:style style:name="TableRow24" style:family="table-row">
      <style:table-row-properties style:min-row-height="0.2048in"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immons" fo:font-size="14pt" style:font-size-asian="14pt" style:font-size-complex="14pt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mons" fo:font-size="14pt" style:font-size-asian="14pt" style:font-size-complex="14pt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mons" fo:font-size="14pt" style:font-size-asian="14pt" style:font-size-complex="14pt"/>
    </style:style>
    <style:style style:name="TableRow31" style:family="table-row">
      <style:table-row-properties style:min-row-height="0.2048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immons" fo:font-size="14pt" style:font-size-asian="14pt" style:font-size-complex="14pt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mons" fo:font-size="14pt" style:font-size-asian="14pt" style:font-size-complex="14pt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timmons" fo:font-size="14pt" style:font-size-asian="14pt" style:font-size-complex="14pt"/>
    </style:style>
    <style:style style:name="TableRow38" style:family="table-row">
      <style:table-row-properties style:min-row-height="0.418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mons" fo:font-size="14pt" style:font-size-asian="14pt" style:font-size-complex="14pt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mons" fo:font-size="14pt" style:font-size-asian="14pt" style:font-size-complex="14pt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immons" fo:font-size="14pt" style:font-size-asian="14pt" style:font-size-complex="14pt"/>
    </style:style>
    <style:style style:name="P45" style:parent-style-name="ContentsHeading" style:family="paragraph">
      <style:paragraph-properties fo:text-align="center" fo:margin-top="0.4701in" fo:margin-bottom="0.0798in"/>
      <style:text-properties style:font-name="timmons" fo:font-size="15pt" style:font-size-asian="15pt" style:font-size-complex="15pt"/>
    </style:style>
    <style:style style:name="P46" style:parent-style-name="Standard" style:family="paragraph">
      <style:paragraph-properties fo:text-align="center" fo:margin-top="1.5in"/>
      <style:text-properties style:font-name="timmons" fo:font-weight="bold" style:font-weight-asian="bold" fo:font-style="italic" style:font-style-asian="italic" fo:font-size="14pt" style:font-size-asian="14pt"/>
    </style:style>
    <style:style style:name="P47" style:parent-style-name="Textbody" style:family="paragraph">
      <style:text-properties fo:font-style="italic" style:font-style-asian="italic" style:font-style-complex="italic" fo:color="#008000"/>
    </style:style>
    <style:style style:name="P48" style:parent-style-name="Textbody" style:master-page-name="MP1" style:family="paragraph">
      <style:paragraph-properties fo:break-before="page" style:page-number="1"/>
      <style:text-properties fo:font-style="italic" style:font-style-asian="italic" style:font-style-complex="italic" fo:color="#008000"/>
    </style:style>
    <style:style style:name="P52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P62" style:parent-style-name="Contents3" style:family="paragraph">
      <style:paragraph-properties>
        <style:tab-stops>
          <style:tab-stop style:type="right" style:leader-style="dotted" style:leader-text="." style:position="6.1069in"/>
        </style:tab-stops>
      </style:paragraph-properties>
    </style:style>
    <style:style style:name="P63" style:parent-style-name="Contents3" style:family="paragraph">
      <style:paragraph-properties>
        <style:tab-stops>
          <style:tab-stop style:type="right" style:leader-style="dotted" style:leader-text="." style:position="6.1069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ableColumn67" style:family="table-column">
      <style:table-column-properties style:column-width="0.7229in" style:use-optimal-column-width="false"/>
    </style:style>
    <style:style style:name="TableColumn68" style:family="table-column">
      <style:table-column-properties style:column-width="1.125in" style:use-optimal-column-width="false"/>
    </style:style>
    <style:style style:name="TableColumn69" style:family="table-column">
      <style:table-column-properties style:column-width="1.777in" style:use-optimal-column-width="false"/>
    </style:style>
    <style:style style:name="TableColumn70" style:family="table-column">
      <style:table-column-properties style:column-width="2.859in" style:use-optimal-column-width="false"/>
    </style:style>
    <style:style style:name="Table66" style:family="table">
      <style:table-properties style:width="6.484in" fo:margin-left="0in" table:align="righ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P85" style:parent-style-name="Normal" style:family="paragraph">
      <style:paragraph-properties fo:break-before="page"/>
    </style:style>
    <style:style style:name="T86" style:parent-style-name="DefaultParagraphFont" style:family="text">
      <style:text-properties fo:font-style="italic" style:font-style-asian="italic"/>
    </style:style>
    <style:style style:name="T87" style:parent-style-name="DefaultParagraphFont" style:family="text">
      <style:text-properties fo:font-style="italic" style:font-style-asian="italic"/>
    </style:style>
    <style:style style:name="T88" style:parent-style-name="DefaultParagraphFont" style:family="text">
      <style:text-properties fo:font-style="italic" style:font-style-asian="italic"/>
    </style:style>
    <style:style style:name="P89" style:parent-style-name="Textbody" style:family="paragraph">
      <style:paragraph-properties fo:text-align="start"/>
    </style:style>
    <style:style style:name="P90" style:parent-style-name="Textbody" style:family="paragraph">
      <style:paragraph-properties fo:text-align="start"/>
    </style:style>
    <style:style style:name="P91" style:parent-style-name="Textbody" style:family="paragraph">
      <style:paragraph-properties fo:text-align="start"/>
    </style:style>
    <style:style style:name="P92" style:parent-style-name="Textbody" style:family="paragraph">
      <style:paragraph-properties fo:text-align="start"/>
    </style:style>
    <style:style style:name="P93" style:parent-style-name="Textbody" style:family="paragraph">
      <style:paragraph-properties fo:text-align="start"/>
    </style:style>
    <style:style style:name="T94" style:parent-style-name="DefaultParagraphFont" style:family="text">
      <style:text-properties fo:font-style="italic" style:font-style-asian="italic"/>
    </style:style>
    <style:style style:name="P95" style:parent-style-name="Textbody" style:family="paragraph"/>
    <style:style style:name="P96" style:parent-style-name="Textbody" style:family="paragraph"/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Textbody" style:family="paragraph"/>
    <style:style style:name="P101" style:parent-style-name="Textbody" style:family="paragraph"/>
    <style:style style:name="T102" style:parent-style-name="DefaultParagraphFont" style:family="text">
      <style:text-properties fo:font-style="italic" style:font-style-asian="italic" style:font-style-complex="italic"/>
    </style:style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</office:automatic-styles>
  <office:body>
    <office:text text:use-soft-page-breaks="true">
      <text:p text:style-name="P1"><text:span text:style-name="T5">Initial version of</text:span><text:span text:style-name="T6"><text:line-break/></text:span><text:span text:style-name="T7">Software Requirements Specification</text:span><text:span text:style-name="T8"><text:line-break/></text:span><text:span text:style-name="T9">for</text:span><text:span text:style-name="T10"><text:line-break/></text:span><text:span text:style-name="T11">Online Multiple Choice Exam<text:s/></text:span><text:span text:style-name="T12">System</text:span><text:span text:style-name="T13"><text:line-break/></text:span><text:span text:style-name="T14">OnlineExaminer</text:span><text:span text:style-name="T15"><text:s/></text:span><text:span text:style-name="T16">version<text:s/></text:span><text:span text:style-name="T17">1.0</text:span></text:p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B13118</text:p>
          </table:table-cell>
          <table:table-cell table:style-name="TableCell27">
            <text:p text:style-name="P28">Depinderpreet Singh(DPS)</text:p>
          </table:table-cell>
          <table:table-cell table:style-name="TableCell29">
            <text:p text:style-name="P30"><text:s/>b13118@students.iitmandi.ac.in</text:p>
          </table:table-cell>
        </table:table-row>
        <table:table-row table:style-name="TableRow31">
          <table:table-cell table:style-name="TableCell32">
            <text:p text:style-name="P33">B13121</text:p>
          </table:table-cell>
          <table:table-cell table:style-name="TableCell34">
            <text:p text:style-name="P35">Gopal Krishan Aggarwal(GKA)</text:p>
          </table:table-cell>
          <table:table-cell table:style-name="TableCell36">
            <text:p text:style-name="TableContents"><text:a xlink:href="mailto:gopal_krishan@students.iitmandi.ac.in" office:target-frame-name="_top" xlink:show="replace"><text:span text:style-name="T37">gopal_krishan@students.iitmandi.ac.in</text:span></text:a></text:p>
          </table:table-cell>
        </table:table-row>
        <table:table-row table:style-name="TableRow38">
          <table:table-cell table:style-name="TableCell39">
            <text:p text:style-name="P40">B13318</text:p>
          </table:table-cell>
          <table:table-cell table:style-name="TableCell41">
            <text:p text:style-name="P42">Mukarram Tailor(MT)</text:p>
          </table:table-cell>
          <table:table-cell table:style-name="TableCell43">
            <text:p text:style-name="P44">mukarram_tailor@students.iitmandi.ac.in</text:p>
          </table:table-cell>
        </table:table-row>
      </table:table>
      <text:p text:style-name="P45"><text:s/>Prepared by</text:p>
      <text:p text:style-name="P46">04 November, 2014</text:p>
      <text:p text:style-name="P47">.</text:p>
      <text:p text:style-name="P48"/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2">Table of Contents</text:p>
          <text:p text:style-name="P53">Table of Contents …………………………………………………………………………………1</text:p>
          <text:p text:style-name="P54">Revision History ………………………………………………………………………………….1</text:p>
          <text:p text:style-name="P55">1Introduction<text:tab/>2</text:p>
          <text:p text:style-name="P56">1.1Need and Purpose<text:tab/>2</text:p>
          <text:p text:style-name="P57">1.2Intended Audience<text:tab/>2</text:p>
          <text:p text:style-name="P58">2Description<text:tab/>2</text:p>
          <text:p text:style-name="P59">2.1Features and Functions<text:tab/>2</text:p>
          <text:p text:style-name="P60">2.2Users<text:tab/>3</text:p>
          <text:p text:style-name="P61">2.3Operating Environment<text:tab/>3</text:p>
          <text:p text:style-name="P62">2.3.1Hardware<text:tab/>3</text:p>
          <text:p text:style-name="P63">2.3.2Software<text:tab/>3</text:p>
          <text:p text:style-name="P64">3Specific Requirements<text:tab/>3</text:p>
          <text:p text:style-name="P65">3.2Performance Requirements<text:tab/>3</text:p>
        </text:index-body>
      </text:table-of-content>
      <text:p text:style-name="Textbody"/>
      <text:p text:style-name="Normal"/>
      <text:p text:style-name="Heading">Revision History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TableHeading">Version</text:p>
            </table:table-cell>
            <table:table-cell table:style-name="TableCell73">
              <text:p text:style-name="TableHeading">Date</text:p>
            </table:table-cell>
            <table:table-cell table:style-name="TableCell74">
              <text:p text:style-name="TableHeading">Authors</text:p>
            </table:table-cell>
            <table:table-cell table:style-name="TableCell75">
              <text:p text:style-name="TableHeading">Description</text:p>
            </table:table-cell>
          </table:table-row>
        </table:table-header-rows>
        <table:table-row table:style-name="TableRow76">
          <table:table-cell table:style-name="TableCell77">
            <text:p text:style-name="P78">v1.0</text:p>
          </table:table-cell>
          <table:table-cell table:style-name="TableCell79">
            <text:p text:style-name="P80">04/11/2014</text:p>
          </table:table-cell>
          <table:table-cell table:style-name="TableCell81">
            <text:p text:style-name="P82">GKA, DPS, MT</text:p>
          </table:table-cell>
          <table:table-cell table:style-name="TableCell83">
            <text:p text:style-name="P84">Initial version</text:p>
          </table:table-cell>
        </table:table-row>
      </table:table>
      <text:p text:style-name="Normal"/>
      <text:p text:style-name="P85"/>
      <text:soft-page-break/>
      <text:h text:style-name="Heading1" text:outline-level="1">Introduction</text:h>
      <text:p text:style-name="Normal"><text:span text:style-name="T86">OnlineExaminer v1.0</text:span><text:s/>is used to conduct online multiple choice questions (MCQ) exams. It has interface for both – Teachers as well as students. Teachers can login to add new multiple choice questions and new exams and students can login using their account to give the exam. This is a general purpose product i.e.<text:s/>it can be used by any institute or<text:s/>school who wants to conduct such type of exam.</text:p>
      <text:p text:style-name="Normal">This document is a comprehensive description of intended purpose and environment for maiden version of<text:s/><text:span text:style-name="T87">OnlineExaminer</text:span><text:span text:style-name="T88"><text:s/></text:span>under development.</text:p>
      <text:h text:style-name="Heading2" text:outline-level="2">Need and Purpose</text:h>
      <text:p text:style-name="Normal">With the advent of modern era particularly Digital age more and more students and teachers are becoming more comfortable with online and computer-based exams. It makes the examination process faster, more efficient and more hassle free. It is also environment-friendly as no papers are used in the exam.</text:p>
      <text:p text:style-name="Normal">While large<text:s/>educational organisations<text:s/>have their own<text:s/>online MCQ exam system, smaller<text:s/>ones<text:s/>have neither the resources<text:s/>and probably<text:s/>nor the expertise to develop their own software. <text:s/>Hence, there is a need for an inexpensive, easy-to-use<text:s/>general purpose online MCQ exam system. <text:s/></text:p>
      <text:p text:style-name="Normal">This system<text:s/>fills this need. <text:s/>It allows<text:s/>teachers to add/delete MCQ questions and make new exams and it allow students to give exams and display their results immediately after the end of exam.</text:p>
      <text:h text:style-name="Heading2" text:outline-level="2">Intended Audience</text:h>
      <text:p text:style-name="Textbody">This document is intended for software managers and designers, and for sales and marketing people. It may also be read by teachers or<text:s/>examiners.</text:p>
      <text:p text:style-name="Textbody"/>
      <text:h text:style-name="Heading1" text:outline-level="1">Description</text:h>
      <text:p text:style-name="Textbody"/>
      <text:h text:style-name="Heading2" text:outline-level="2">Features and Functions</text:h>
      <text:list text:style-name="LFO7" text:continue-numbering="true">
        <text:list-item>
          <text:p text:style-name="P89">Separate IDs:<text:s/>There is separate IDs for students for giving exam and separate IDs for teachers to set exams.</text:p>
        </text:list-item>
        <text:list-item>
          <text:p text:style-name="P90">Quick Scheduling: The system helps the faculty members to generate an automatic exam instead of using papers which saves the time for writing, checking.</text:p>
        </text:list-item>
        <text:list-item>
          <text:p text:style-name="P91">Any-time exam: A student can see the scheduled exam when he/she logins as an individual to the system so he can take the exam.</text:p>
        </text:list-item>
        <text:list-item>
          <text:p text:style-name="P92">Immediate results and solutions: After finishing the exam the system checks the answers given by the student and generates a report at the moment so the student can see where he is at fault. Also the system stores answers given by student and then gives the total score.<text:s/>The system also provides solutions at the end of exam if they are provided by teacher.</text:p>
        </text:list-item>
        <text:list-item>
          <text:p text:style-name="P93"><text:span text:style-name="T94">OnlineExaminer</text:span><text:s/>can be used by several users at the same time.<text:s/>Users access it via a browser.<text:line-break/><text:line-break/></text:p>
        </text:list-item>
      </text:list>
      <text:soft-page-break/>
      <text:h text:style-name="Heading2" text:outline-level="2">Users</text:h>
      <text:list text:style-name="LFO4" text:continue-numbering="true">
        <text:list-item>
          <text:p text:style-name="P95">Students</text:p>
        </text:list-item>
        <text:list-item>
          <text:p text:style-name="P96">Teachers</text:p>
        </text:list-item>
      </text:list>
      <text:h text:style-name="Heading2" text:outline-level="2">Operating Environment</text:h>
      <text:h text:style-name="Heading3" text:outline-level="3">Hardware</text:h>
      <text:p text:style-name="Textbody"><text:span text:style-name="T97">OnlineExaminer<text:s/></text:span><text:span text:style-name="T98">requires an entry-level PC if number of simultaneous users are less than 100.<text:s/></text:span>For<text:s/>more number of simultaneous users, a server class machine is recommended.</text:p>
      <text:h text:style-name="Heading3" text:outline-level="3">Software</text:h>
      <text:p text:style-name="Textbody">The<text:s/><text:span text:style-name="T99">OnlineExaminer<text:s/></text:span>server can run on any recent version of Linux, such as Ubuntu, Debian, Fedora Core, Redhat Enterprise, etc<text:s/>or MS Windows XP or later. <text:s/>It requires:</text:p>
      <text:list text:style-name="LFO5" text:continue-numbering="true">
        <text:list-item>
          <text:p text:style-name="P100">Apache 4.5 or later</text:p>
        </text:list-item>
        <text:list-item>
          <text:p text:style-name="P101">PHP 5.6</text:p>
        </text:list-item>
      </text:list>
      <text:p text:style-name="Textbody">The<text:s/><text:span text:style-name="T102">OnlineExaminer</text:span><text:s/>user-interface works with any of the following graphical browsers on any hardware and OS:</text:p>
      <text:list text:style-name="LFO6" text:continue-numbering="true">
        <text:list-item>
          <text:p text:style-name="P103">Firefox<text:s/>33.0</text:p>
        </text:list-item>
        <text:list-item>
          <text:p text:style-name="P104">Internet Explorer<text:s/>10.0</text:p>
        </text:list-item>
        <text:list-item>
          <text:p text:style-name="P105">Chrome<text:s/>38.0</text:p>
        </text:list-item>
      </text:list>
      <text:p text:style-name="Textbody">Higher versions of these browsers are likely to work but cannot be guaranteed.</text:p>
      <text:h text:style-name="Heading1" text:outline-level="1">Specific Requirements</text:h>
      <text:h text:style-name="Heading2" text:outline-level="2">Performance Requirements</text:h>
      <text:p text:style-name="Textbody">On an<text:s/>entry-level PC acting as server, with 100<text:s/>simultaneous users, the maximum response time for any online request must be less than 2 second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mons" svg:font-family="timmo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3" style:next-style-name="Textbody" style:default-outline-level="4">
      <style:text-properties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true"/>
    </style:style>
    <style:style style:name="List" style:display-name="List" style:family="paragraph" style:parent-style-name="Textbody">
      <style:text-properties fo:hyphenate="tru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20pt" style:font-size-asian="2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  <style:tab-stop style:type="left" style:position="5.8902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page-layout style:name="PL1">
      <style:page-layout-properties fo:page-width="8.2715in" fo:page-height="11.6888in" style:print-orientation="portrait" fo:margin-top="0.5in" fo:margin-left="0.984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49" style:parent-style-name="Header" style:family="paragraph">
      <style:paragraph-properties>
        <style:tab-stops>
          <style:tab-stop style:type="center" style:position="3.134in"/>
          <style:tab-stop style:type="left" style:position="5.8902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SRS for Online Multiple Choice Exam System<text:s text:c="62"/>Page<text:s/><text:span text:style-name="T3"><text:page-number style:num-format="1" text:fixed="false">3</text:page-number></text:span><text:s/>of<text:s/><text:span text:style-name="T4"><text:page-count style:num-format="1">4</text:page-count></text:span><text:s text:c="3"/></text:p>
        <text:p text:style-name="Header"/>
      </style:header>
    </style:master-page>
    <style:master-page style:next-style-name="MP0" style:name="MPF0" style:page-layout-name="PL0"/>
    <style:master-page style:name="MP1" style:page-layout-name="PL1">
      <style:header>
        <text:p text:style-name="P49">SRS for Online Multiple Choice Exam System<text:s text:c="62"/>Page<text:s/><text:span text:style-name="T50"><text:page-number style:num-format="1" text:fixed="false">3</text:page-number></text:span><text:s/>of<text:s/><text:span text:style-name="T51"><text:page-count style:num-format="1">4</text:page-count></text:span><text:s text:c="3"/></text:p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RS for Online Multiple Choice Exam System</dc:title>
    <meta:initial-creator>Timothy Gonsalves</meta:initial-creator>
    <dc:creator>Gopal</dc:creator>
    <meta:creation-date>2014-11-04T10:49:00Z</meta:creation-date>
    <dc:date>2014-11-04T10:49:00Z</dc:date>
    <meta:template xlink:href="Normal" xlink:type="simple"/>
    <meta:editing-cycles>2</meta:editing-cycles>
    <meta:editing-duration>PT0S</meta:editing-duration>
    <meta:document-statistic meta:page-count="4" meta:paragraph-count="8" meta:word-count="617" meta:character-count="4130" meta:row-count="29" meta:non-whitespace-character-count="3521"/>
  </office:meta>
</office:document-meta>
</file>